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Original band</text:p>
          </table:table-cell>
          <table:table-cell office:value-type="string" calcext:value-type="string">
            <text:p>Original L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ew band</text:p>
          </table:table-cell>
          <table:table-cell table:style-name="Default" office:value-type="string" calcext:value-type="string">
            <text:p>New L</text:p>
          </table:table-cell>
          <table:table-cell table:style-name="Default" office:value-type="string" calcext:value-type="string">
            <text:p>New L solar</text:p>
          </table:table-cell>
          <table:table-cell table:style-name="Default" office:value-type="string" calcext:value-type="string">
            <text:p>Flux</text:p>
          </table:table-cell>
          <table:table-cell table:style-name="Default"/>
        </table:table-row>
        <table:table-row table:style-name="ro1">
          <table:table-cell office:value-type="string" calcext:value-type="string">
            <text:p>NGC 0383 </text:p>
          </table:table-cell>
          <table:table-cell office:value-type="string" calcext:value-type="string">
            <text:p>0.3-8keV</text:p>
          </table:table-cell>
          <table:table-cell office:value-type="float" office:value="7.43E+033" calcext:value-type="float">
            <text:p>7.43E+33</text:p>
          </table:table-cell>
          <table:table-cell office:value-type="float" office:value="2.45E+033" calcext:value-type="float">
            <text:p>2.45E+33</text:p>
          </table:table-cell>
          <table:table-cell office:value-type="string" calcext:value-type="string">
            <text:p>2-10keV</text:p>
          </table:table-cell>
          <table:table-cell office:value-type="float" office:value="1.27E+033" calcext:value-type="float">
            <text:p>1.27E+33</text:p>
          </table:table-cell>
          <table:table-cell office:value-type="float" office:value="3320000" calcext:value-type="float">
            <text:p>3.32E+06</text:p>
          </table:table-cell>
          <table:table-cell office:value-type="float" office:value="0.00000000165" calcext:value-type="float">
            <text:p>1.65E-09</text:p>
          </table:table-cell>
          <table:table-cell table:style-name="Default"/>
        </table:table-row>
        <table:table-row table:style-name="ro1">
          <table:table-cell office:value-type="string" calcext:value-type="string">
            <text:p>NGC 0404</text:p>
          </table:table-cell>
          <table:table-cell office:value-type="string" calcext:value-type="string">
            <text:p>0.3-8keV</text:p>
          </table:table-cell>
          <table:table-cell office:value-type="float" office:value="7.27E+030" calcext:value-type="float">
            <text:p>7.27E+30</text:p>
          </table:table-cell>
          <table:table-cell office:value-type="float" office:value="2.39E+030" calcext:value-type="float">
            <text:p>2.39E+30</text:p>
          </table:table-cell>
          <table:table-cell office:value-type="string" calcext:value-type="string">
            <text:p>2-10keV</text:p>
          </table:table-cell>
          <table:table-cell office:value-type="float" office:value="1.24E+030" calcext:value-type="float">
            <text:p>1.24E+30</text:p>
          </table:table-cell>
          <table:table-cell office:value-type="float" office:value="3200" calcext:value-type="float">
            <text:p>3.20E+03</text:p>
          </table:table-cell>
          <table:table-cell office:value-type="float" office:value="0.000000000789" calcext:value-type="float">
            <text:p>7.89E-10</text:p>
          </table:table-cell>
          <table:table-cell/>
        </table:table-row>
        <table:table-row table:style-name="ro1">
          <table:table-cell office:value-type="string" calcext:value-type="string">
            <text:p>NGC 0708</text:p>
          </table:table-cell>
          <table:table-cell office:value-type="string" calcext:value-type="string">
            <text:p>0.2-2keV</text:p>
          </table:table-cell>
          <table:table-cell office:value-type="float" office:value="1.09E+035" calcext:value-type="float">
            <text:p>1.09E+35</text:p>
          </table:table-cell>
          <table:table-cell office:value-type="float" office:value="2.86E+034" calcext:value-type="float">
            <text:p>2.86E+34</text:p>
          </table:table-cell>
          <table:table-cell office:value-type="string" calcext:value-type="string">
            <text:p>2-10keV</text:p>
          </table:table-cell>
          <table:table-cell office:value-type="float" office:value="1.49E+034" calcext:value-type="float">
            <text:p>1.49E+34</text:p>
          </table:table-cell>
          <table:table-cell office:value-type="float" office:value="39000000" calcext:value-type="float">
            <text:p>3.90E+07</text:p>
          </table:table-cell>
          <table:table-cell office:value-type="float" office:value="0.0000000253" calcext:value-type="float">
            <text:p>2.53E-08</text:p>
          </table:table-cell>
          <table:table-cell/>
        </table:table-row>
        <table:table-row table:style-name="ro1">
          <table:table-cell office:value-type="string" calcext:value-type="string">
            <text:p>NGC 1387</text:p>
          </table:table-cell>
          <table:table-cell office:value-type="string" calcext:value-type="string">
            <text:p>0.3-8keV</text:p>
          </table:table-cell>
          <table:table-cell office:value-type="float" office:value="3.07E+032" calcext:value-type="float">
            <text:p>3.07E+32</text:p>
          </table:table-cell>
          <table:table-cell office:value-type="float" office:value="1.01E+032" calcext:value-type="float">
            <text:p>1.01E+32</text:p>
          </table:table-cell>
          <table:table-cell office:value-type="string" calcext:value-type="string">
            <text:p>2-10keV</text:p>
          </table:table-cell>
          <table:table-cell office:value-type="float" office:value="5.25E+031" calcext:value-type="float">
            <text:p>5.25E+31</text:p>
          </table:table-cell>
          <table:table-cell office:value-type="float" office:value="140000" calcext:value-type="float">
            <text:p>1.40E+05</text:p>
          </table:table-cell>
          <table:table-cell office:value-type="float" office:value="0.000000000764" calcext:value-type="float">
            <text:p>7.64E-10</text:p>
          </table:table-cell>
          <table:table-cell/>
        </table:table-row>
        <table:table-row table:style-name="ro1">
          <table:table-cell office:value-type="string" calcext:value-type="string">
            <text:p>NGC 3169</text:p>
          </table:table-cell>
          <table:table-cell office:value-type="string" calcext:value-type="string">
            <text:p>0.3-8keV</text:p>
          </table:table-cell>
          <table:table-cell office:value-type="float" office:value="2.71E+033" calcext:value-type="float">
            <text:p>2.71E+33</text:p>
          </table:table-cell>
          <table:table-cell office:value-type="float" office:value="8.92E+032" calcext:value-type="float">
            <text:p>8.92E+32</text:p>
          </table:table-cell>
          <table:table-cell office:value-type="string" calcext:value-type="string">
            <text:p>2-10keV</text:p>
          </table:table-cell>
          <table:table-cell office:value-type="float" office:value="4.64E+032" calcext:value-type="float">
            <text:p>4.64E+32</text:p>
          </table:table-cell>
          <table:table-cell office:value-type="float" office:value="1200000" calcext:value-type="float">
            <text:p>1.20E+06</text:p>
          </table:table-cell>
          <table:table-cell office:value-type="float" office:value="0.00000000765" calcext:value-type="float">
            <text:p>7.65E-09</text:p>
          </table:table-cell>
          <table:table-cell/>
        </table:table-row>
        <table:table-row table:style-name="ro1">
          <table:table-cell office:value-type="string" calcext:value-type="string">
            <text:p>NGC 3351</text:p>
          </table:table-cell>
          <table:table-cell office:value-type="string" calcext:value-type="string">
            <text:p>0.2-2keV</text:p>
          </table:table-cell>
          <table:table-cell office:value-type="float" office:value="3.98E+032" calcext:value-type="float">
            <text:p>3.98E+32</text:p>
          </table:table-cell>
          <table:table-cell office:value-type="float" office:value="1.04E+032" calcext:value-type="float">
            <text:p>1.04E+32</text:p>
          </table:table-cell>
          <table:table-cell office:value-type="string" calcext:value-type="string">
            <text:p>2-10keV</text:p>
          </table:table-cell>
          <table:table-cell office:value-type="float" office:value="2.07E+032" calcext:value-type="float">
            <text:p>2.07E+32</text:p>
          </table:table-cell>
          <table:table-cell office:value-type="float" office:value="540000" calcext:value-type="float">
            <text:p>5.40E+05</text:p>
          </table:table-cell>
          <table:table-cell office:value-type="float" office:value="0.0000000119" calcext:value-type="float">
            <text:p>1.19E-08</text:p>
          </table:table-cell>
          <table:table-cell/>
        </table:table-row>
        <table:table-row table:style-name="ro1">
          <table:table-cell office:value-type="string" calcext:value-type="string">
            <text:p>NGC 3862</text:p>
          </table:table-cell>
          <table:table-cell office:value-type="string" calcext:value-type="string">
            <text:p>0.3-8keV</text:p>
          </table:table-cell>
          <table:table-cell office:value-type="float" office:value="2.29E+035" calcext:value-type="float">
            <text:p>2.29E+35</text:p>
          </table:table-cell>
          <table:table-cell office:value-type="float" office:value="7.54E+034" calcext:value-type="float">
            <text:p>7.54E+34</text:p>
          </table:table-cell>
          <table:table-cell office:value-type="string" calcext:value-type="string">
            <text:p>2-10keV</text:p>
          </table:table-cell>
          <table:table-cell office:value-type="float" office:value="3.92E+034" calcext:value-type="float">
            <text:p>3.92E+34</text:p>
          </table:table-cell>
          <table:table-cell office:value-type="float" office:value="102000000" calcext:value-type="float">
            <text:p>1.02E+08</text:p>
          </table:table-cell>
          <table:table-cell office:value-type="float" office:value="0.0000000264" calcext:value-type="float">
            <text:p>2.64E-08</text:p>
          </table:table-cell>
          <table:table-cell/>
        </table:table-row>
        <table:table-row table:style-name="ro1">
          <table:table-cell office:value-type="string" calcext:value-type="string">
            <text:p>NGC 4429</text:p>
          </table:table-cell>
          <table:table-cell office:value-type="string" calcext:value-type="string">
            <text:p>0.2-4eV</text:p>
          </table:table-cell>
          <table:table-cell office:value-type="float" office:value="1.04E+033" calcext:value-type="float">
            <text:p>1.04E+33</text:p>
          </table:table-cell>
          <table:table-cell office:value-type="float" office:value="2.53E+032" calcext:value-type="float">
            <text:p>2.53E+32</text:p>
          </table:table-cell>
          <table:table-cell office:value-type="string" calcext:value-type="string">
            <text:p>2-10keV</text:p>
          </table:table-cell>
          <table:table-cell office:value-type="float" office:value="1.32E+032" calcext:value-type="float">
            <text:p>1.32E+32</text:p>
          </table:table-cell>
          <table:table-cell office:value-type="float" office:value="340000" calcext:value-type="float">
            <text:p>3.40E+05</text:p>
          </table:table-cell>
          <table:table-cell office:value-type="float" office:value="0.00000000279" calcext:value-type="float">
            <text:p>2.79E-09</text:p>
          </table:table-cell>
          <table:table-cell/>
        </table:table-row>
        <table:table-row table:style-name="ro1">
          <table:table-cell office:value-type="string" calcext:value-type="string">
            <text:p>NGC 4826</text:p>
          </table:table-cell>
          <table:table-cell office:value-type="string" calcext:value-type="string">
            <text:p>0.3-8keV</text:p>
          </table:table-cell>
          <table:table-cell office:value-type="float" office:value="5.4E+031" calcext:value-type="float">
            <text:p>5.40E+31</text:p>
          </table:table-cell>
          <table:table-cell office:value-type="float" office:value="1.78E+031" calcext:value-type="float">
            <text:p>1.78E+31</text:p>
          </table:table-cell>
          <table:table-cell office:value-type="string" calcext:value-type="string">
            <text:p>2-10keV</text:p>
          </table:table-cell>
          <table:table-cell office:value-type="float" office:value="9.25E+030" calcext:value-type="float">
            <text:p>9.25E+30</text:p>
          </table:table-cell>
          <table:table-cell office:value-type="float" office:value="24000" calcext:value-type="float">
            <text:p>2.40E+04</text:p>
          </table:table-cell>
          <table:table-cell office:value-type="float" office:value="0.000000000984" calcext:value-type="float">
            <text:p>9.84E-1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H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0:39:30.205799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8:02:57.998216746</meta:creation-date>
    <dc:date>2021-08-17T18:13:11.046091779</dc:date>
    <meta:editing-duration>PT5H44M49S</meta:editing-duration>
    <meta:editing-cycles>5</meta:editing-cycles>
    <meta:generator>LibreOffice/7.0.6.2$Linux_X86_64 LibreOffice_project/00$Build-2</meta:generator>
    <meta:document-statistic meta:table-count="1" meta:cell-count="80" meta:object-count="0"/>
  </office:meta>
</office:document-meta>
</file>